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2c2" officeooo:paragraph-rsid="0007c2c2"/>
    </style:style>
    <style:style style:name="P2" style:family="paragraph" style:parent-style-name="Standard">
      <style:text-properties officeooo:rsid="0007c2c2" officeooo:paragraph-rsid="000a5bd0"/>
    </style:style>
    <style:style style:name="P3" style:family="paragraph" style:parent-style-name="Standard">
      <style:text-properties officeooo:rsid="0007c2c2" officeooo:paragraph-rsid="002d4f82"/>
    </style:style>
    <style:style style:name="P4" style:family="paragraph" style:parent-style-name="Standard">
      <style:text-properties officeooo:rsid="0007c2c2" officeooo:paragraph-rsid="002e15de"/>
    </style:style>
    <style:style style:name="P5" style:family="paragraph" style:parent-style-name="Standard">
      <style:text-properties officeooo:rsid="0007c2c2" officeooo:paragraph-rsid="0065b865"/>
    </style:style>
    <style:style style:name="P6" style:family="paragraph" style:parent-style-name="Text_20_body">
      <style:text-properties officeooo:paragraph-rsid="000a5bd0"/>
    </style:style>
    <style:style style:name="P7" style:family="paragraph" style:parent-style-name="Text_20_body">
      <style:text-properties officeooo:paragraph-rsid="000aa337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6b88d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90ba2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e781d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04f1e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5065e"/>
    </style:style>
    <style:style style:name="P13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8a7d4"/>
    </style:style>
    <style:style style:name="P14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e15de"/>
    </style:style>
    <style:style style:name="P15" style:family="paragraph" style:parent-style-name="Text_20_body">
      <style:text-properties officeooo:paragraph-rsid="00190ba2"/>
    </style:style>
    <style:style style:name="P1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normal" officeooo:rsid="004f2040" officeooo:paragraph-rsid="004f2040" style:font-weight-asian="normal" style:font-weight-complex="normal"/>
    </style:style>
    <style:style style:name="P18" style:family="paragraph" style:parent-style-name="Text_20_body">
      <style:text-properties officeooo:rsid="000a5bd0" officeooo:paragraph-rsid="000a5bd0"/>
    </style:style>
    <style:style style:name="P19" style:family="paragraph" style:parent-style-name="Title">
      <style:text-properties officeooo:rsid="000a5bd0" officeooo:paragraph-rsid="000a5bd0"/>
    </style:style>
    <style:style style:name="P20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115%" fo:text-indent="0cm" style:auto-text-indent="false" fo:background-color="transparent"/>
      <style:text-properties officeooo:paragraph-rsid="003800c0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864bb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44d12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115%" fo:text-indent="0cm" style:auto-text-indent="false" fo:background-color="transparent"/>
      <style:text-properties officeooo:paragraph-rsid="005ca275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666584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4f2040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42d49b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666584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7be6b2"/>
    </style:style>
    <style:style style:name="P29" style:family="paragraph" style:parent-style-name="Standard">
      <style:text-properties officeooo:paragraph-rsid="0007c2c2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paragraph-rsid="00444d12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paragraph-rsid="0081b60a" style:font-weight-asian="bold" style:font-weight-complex="bold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444d12" style:font-weight-asian="bold" style:font-weight-complex="bold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699bbd" style:font-weight-asian="bold" style:font-weight-complex="bold"/>
    </style:style>
    <style:style style:name="P35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7418ef" style:font-weight-asian="bold" style:font-weight-complex="bold"/>
    </style:style>
    <style:style style:name="P36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7cd6d6" style:font-weight-asian="bold" style:font-weight-complex="bold"/>
    </style:style>
    <style:style style:name="P37" style:family="paragraph" style:parent-style-name="Text_20_body">
      <style:paragraph-properties fo:line-height="100%"/>
      <style:text-properties fo:font-size="8pt" officeooo:paragraph-rsid="000aa337" style:font-size-asian="8pt" style:font-size-complex="8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rsid="004864bb" officeooo:paragraph-rsid="004864bb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color="#c9211e" loext:opacity="100%" fo:font-weight="normal" officeooo:rsid="004454d4" officeooo:paragraph-rsid="004454d4" style:font-weight-asian="normal" style:font-weight-complex="normal"/>
    </style:style>
    <style:style style:name="P40" style:family="paragraph" style:parent-style-name="Text_20_body">
      <style:text-properties officeooo:rsid="00444d12" officeooo:paragraph-rsid="0045d893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rsid="00444d12" officeooo:paragraph-rsid="004f2040"/>
    </style:style>
    <style:style style:name="P42" style:family="paragraph" style:parent-style-name="Text_20_body">
      <style:text-properties officeooo:rsid="00444d12" officeooo:paragraph-rsid="00699bbd"/>
    </style:style>
    <style:style style:name="P43" style:family="paragraph" style:parent-style-name="Standard">
      <style:text-properties officeooo:paragraph-rsid="0065b865"/>
    </style:style>
    <style:style style:name="P44" style:family="paragraph" style:parent-style-name="Text_20_body">
      <style:text-properties fo:color="#000000" loext:opacity="100%" style:text-underline-style="none" fo:font-weight="normal" officeooo:rsid="00444d12" officeooo:paragraph-rsid="00699bbd" style:font-weight-asian="normal" style:font-weight-complex="normal"/>
    </style:style>
    <style:style style:name="P45" style:family="paragraph" style:parent-style-name="Text_20_body">
      <style:text-properties officeooo:rsid="0081b60a" officeooo:paragraph-rsid="0081b60a"/>
    </style:style>
    <style:style style:name="P46" style:family="paragraph" style:parent-style-name="Heading_20_1">
      <style:text-properties officeooo:rsid="003f6056" officeooo:paragraph-rsid="003f6056"/>
    </style:style>
    <style:style style:name="P47" style:family="paragraph" style:parent-style-name="Heading_20_1">
      <style:text-properties officeooo:paragraph-rsid="004454d4"/>
    </style:style>
    <style:style style:name="P48" style:family="paragraph" style:parent-style-name="Heading_20_2">
      <style:text-properties officeooo:paragraph-rsid="0038cdc5"/>
    </style:style>
    <style:style style:name="P49" style:family="paragraph" style:parent-style-name="Heading_20_2">
      <style:text-properties officeooo:paragraph-rsid="0039c2ca"/>
    </style:style>
    <style:style style:name="P50" style:family="paragraph" style:parent-style-name="Standard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52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rsid="00444d12" officeooo:paragraph-rsid="00444d12" style:font-weight-asian="bold" style:font-weight-complex="bold"/>
    </style:style>
    <style:style style:name="P53" style:family="paragraph" style:parent-style-name="Text_20_body" style:list-style-name="L1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5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paragraph-rsid="00444d12" style:font-weight-asian="bold" style:font-weight-complex="bold"/>
    </style:style>
    <style:style style:name="P5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paragraph-rsid="004454d4" style:font-weight-asian="bold" style:font-weight-complex="bold"/>
    </style:style>
    <style:style style:name="P56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4454d4" officeooo:paragraph-rsid="0045d893" style:font-weight-asian="bold" style:font-weight-complex="bold"/>
    </style:style>
    <style:style style:name="P57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4454d4" officeooo:paragraph-rsid="005f71ca" style:font-weight-asian="bold" style:font-weight-complex="bold"/>
    </style:style>
    <style:style style:name="P58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officeooo:paragraph-rsid="004864bb"/>
    </style:style>
    <style:style style:name="P59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5f71ca"/>
    </style:style>
    <style:style style:name="P60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666584"/>
    </style:style>
    <style:style style:name="P61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699bbd"/>
    </style:style>
    <style:style style:name="P62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038cdc5"/>
    </style:style>
    <style:style style:name="P63" style:family="paragraph" style:parent-style-name="Text_20_body" style:list-style-name="L3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115%" fo:text-indent="0cm" style:auto-text-indent="false" fo:background-color="transparent"/>
      <style:text-properties officeooo:paragraph-rsid="002329e8"/>
    </style:style>
    <style:style style:name="P64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7d4b8" style:font-weight-asian="normal" style:font-weight-complex="normal"/>
    </style:style>
    <style:style style:name="P65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5bd0" style:font-size-asian="10pt" style:font-size-complex="10pt"/>
    </style:style>
    <style:style style:name="T3" style:family="text">
      <style:text-properties fo:font-size="10pt" officeooo:rsid="002d4f82" style:font-size-asian="10pt" style:font-size-complex="10pt"/>
    </style:style>
    <style:style style:name="T4" style:family="text">
      <style:text-properties fo:font-size="10pt" officeooo:rsid="002e15de" style:font-size-asian="10pt" style:font-size-complex="10pt"/>
    </style:style>
    <style:style style:name="T5" style:family="text">
      <style:text-properties fo:font-size="10pt" officeooo:rsid="0046e604" style:font-size-asian="10pt" style:font-size-complex="10pt"/>
    </style:style>
    <style:style style:name="T6" style:family="text">
      <style:text-properties fo:font-size="10pt" officeooo:rsid="0049fe09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officeooo:rsid="002d4f82" style:font-size-asian="10pt" style:font-style-asian="normal" style:font-size-complex="10pt" style:font-style-complex="normal"/>
    </style:style>
    <style:style style:name="T9" style:family="text">
      <style:text-properties officeooo:rsid="000a5bd0"/>
    </style:style>
    <style:style style:name="T10" style:family="text">
      <style:text-properties officeooo:rsid="000aa337"/>
    </style:style>
    <style:style style:name="T11" style:family="text">
      <style:text-properties style:font-name="Liberation Mono" fo:font-size="10pt" officeooo:rsid="000aa337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9pt" officeooo:rsid="0034bcd1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9pt" officeooo:rsid="0035a850" style:font-name-asian="Noto Sans Mono CJK SC" style:font-size-asian="10pt" style:font-name-complex="Liberation Mono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aa337" style:font-weight-asian="bold" style:font-weight-complex="bold"/>
    </style:style>
    <style:style style:name="T16" style:family="text">
      <style:text-properties fo:font-weight="bold" officeooo:rsid="000f550f" style:font-weight-asian="bold" style:font-weight-complex="bold"/>
    </style:style>
    <style:style style:name="T17" style:family="text">
      <style:text-properties fo:font-weight="bold" officeooo:rsid="0011c78f" style:font-weight-asian="bold" style:font-weight-complex="bold"/>
    </style:style>
    <style:style style:name="T18" style:family="text">
      <style:text-properties fo:font-weight="bold" officeooo:rsid="00159046" style:font-weight-asian="bold" style:font-weight-complex="bold"/>
    </style:style>
    <style:style style:name="T19" style:family="text">
      <style:text-properties fo:font-weight="bold" officeooo:rsid="000cb57a" style:font-weight-asian="bold" style:font-weight-complex="bold"/>
    </style:style>
    <style:style style:name="T20" style:family="text">
      <style:text-properties fo:font-weight="bold" officeooo:rsid="004864bb" style:font-weight-asian="bold" style:font-weight-complex="bold"/>
    </style:style>
    <style:style style:name="T21" style:family="text">
      <style:text-properties fo:font-weight="bold" officeooo:rsid="00666584" style:font-weight-asian="bold" style:font-weight-complex="bold"/>
    </style:style>
    <style:style style:name="T22" style:family="text">
      <style:text-properties fo:font-weight="bold" officeooo:rsid="006d4a1b" style:font-weight-asian="bold" style:font-weight-complex="bold"/>
    </style:style>
    <style:style style:name="T23" style:family="text">
      <style:text-properties fo:font-weight="bold" officeooo:rsid="006e8e8f" style:font-weight-asian="bold" style:font-weight-complex="bold"/>
    </style:style>
    <style:style style:name="T24" style:family="text">
      <style:text-properties style:text-line-through-style="solid" style:text-line-through-type="single" officeooo:rsid="000aa337"/>
    </style:style>
    <style:style style:name="T25" style:family="text">
      <style:text-properties officeooo:rsid="000c02ba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0159046" style:font-weight-asian="bold" style:font-weight-complex="bold"/>
    </style:style>
    <style:style style:name="T28" style:family="text">
      <style:text-properties fo:color="#c9211e" loext:opacity="100%" fo:font-weight="bold" officeooo:rsid="00666584" style:font-weight-asian="bold" style:font-weight-complex="bold"/>
    </style:style>
    <style:style style:name="T29" style:family="text">
      <style:text-properties fo:color="#c9211e" loext:opacity="100%" fo:font-weight="bold" officeooo:rsid="0037d0be" style:font-weight-asian="bold" style:font-weight-complex="bold"/>
    </style:style>
    <style:style style:name="T30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31" style:family="text">
      <style:text-properties fo:color="#c9211e" loext:opacity="100%" fo:font-size="8pt" fo:font-weight="normal" style:font-size-asian="8pt" style:font-weight-asian="normal" style:font-size-complex="8pt" style:font-weight-complex="normal"/>
    </style:style>
    <style:style style:name="T32" style:family="text">
      <style:text-properties fo:color="#c9211e" loext:opacity="100%" fo:font-size="8pt" fo:font-weight="normal" officeooo:rsid="0028a7d4" style:font-size-asian="8pt" style:font-weight-asian="normal" style:font-size-complex="8pt" style:font-weight-complex="normal"/>
    </style:style>
    <style:style style:name="T33" style:family="text">
      <style:text-properties fo:color="#c9211e" loext:opacity="100%" fo:font-size="8pt" fo:font-weight="normal" officeooo:rsid="002700bc" style:font-size-asian="8pt" style:font-weight-asian="normal" style:font-size-complex="8pt" style:font-weight-complex="normal"/>
    </style:style>
    <style:style style:name="T34" style:family="text">
      <style:text-properties fo:color="#c9211e" loext:opacity="100%" fo:font-size="8pt" fo:font-weight="normal" officeooo:rsid="002e15de" style:font-size-asian="8pt" style:font-weight-asian="normal" style:font-size-complex="8pt" style:font-weight-complex="normal"/>
    </style:style>
    <style:style style:name="T35" style:family="text">
      <style:text-properties fo:color="#c9211e" loext:opacity="100%" fo:font-size="8pt" fo:font-weight="normal" officeooo:rsid="001b5d03" style:font-size-asian="8pt" style:font-weight-asian="normal" style:font-size-complex="8pt" style:font-weight-complex="normal"/>
    </style:style>
    <style:style style:name="T36" style:family="text">
      <style:text-properties fo:color="#c9211e" loext:opacity="100%" fo:font-size="8pt" fo:font-weight="normal" officeooo:rsid="003d8c9e" style:font-size-asian="8pt" style:font-weight-asian="normal" style:font-size-complex="8pt" style:font-weight-complex="normal"/>
    </style:style>
    <style:style style:name="T37" style:family="text">
      <style:text-properties fo:color="#c9211e" loext:opacity="100%" fo:font-size="8pt" fo:font-weight="normal" officeooo:rsid="0077be03" style:font-size-asian="8pt" style:font-weight-asian="normal" style:font-size-complex="8pt" style:font-weight-complex="normal"/>
    </style:style>
    <style:style style:name="T38" style:family="text">
      <style:text-properties fo:color="#c9211e" loext:opacity="100%" style:text-line-through-style="none" style:text-line-through-type="none" fo:font-size="8pt" style:font-size-asian="8pt" style:font-size-complex="8pt"/>
    </style:style>
    <style:style style:name="T39" style:family="text">
      <style:text-properties fo:color="#c9211e" loext:opacity="100%" style:text-line-through-style="none" style:text-line-through-type="none" fo:font-size="8pt" officeooo:rsid="002700bc" style:font-size-asian="8pt" style:font-size-complex="8pt"/>
    </style:style>
    <style:style style:name="T40" style:family="text">
      <style:text-properties fo:color="#c9211e" loext:opacity="100%" style:text-line-through-style="none" style:text-line-through-type="none" fo:font-size="8pt" officeooo:rsid="0013025c" style:font-size-asian="8pt" style:font-size-complex="8pt"/>
    </style:style>
    <style:style style:name="T41" style:family="text">
      <style:text-properties fo:color="#c9211e" loext:opacity="100%" style:text-line-through-style="none" style:text-line-through-type="none" fo:font-size="8pt" officeooo:rsid="0028a7d4" style:font-size-asian="8pt" style:font-size-complex="8pt"/>
    </style:style>
    <style:style style:name="T42" style:family="text">
      <style:text-properties fo:color="#c9211e" loext:opacity="100%" style:text-line-through-style="none" style:text-line-through-type="none" fo:font-size="8pt" officeooo:rsid="002a66e3" style:font-size-asian="8pt" style:font-size-complex="8pt"/>
    </style:style>
    <style:style style:name="T43" style:family="text">
      <style:text-properties fo:color="#c9211e" loext:opacity="100%" style:text-line-through-style="none" style:text-line-through-type="none" fo:font-size="8pt" officeooo:rsid="00293baa" style:font-size-asian="8pt" style:font-size-complex="8pt"/>
    </style:style>
    <style:style style:name="T44" style:family="text">
      <style:text-properties fo:color="#c9211e" loext:opacity="100%" style:text-line-through-style="none" style:text-line-through-type="none" fo:font-size="8pt" fo:font-weight="normal" officeooo:rsid="002700bc" style:font-size-asian="8pt" style:font-weight-asian="normal" style:font-size-complex="8pt" style:font-weight-complex="normal"/>
    </style:style>
    <style:style style:name="T45" style:family="text">
      <style:text-properties fo:color="#c9211e" loext:opacity="100%" style:text-line-through-style="none" style:text-line-through-type="none" fo:font-size="8pt" fo:font-weight="bold" officeooo:rsid="002700bc" style:font-size-asian="8pt" style:font-weight-asian="bold" style:font-size-complex="8pt" style:font-weight-complex="bold"/>
    </style:style>
    <style:style style:name="T46" style:family="text">
      <style:text-properties fo:color="#c9211e" loext:opacity="100%" style:text-line-through-style="none" style:text-line-through-type="none" fo:font-size="8pt" fo:font-weight="bold" officeooo:rsid="002a9d00" style:font-size-asian="8pt" style:font-weight-asian="bold" style:font-size-complex="8pt" style:font-weight-complex="bold"/>
    </style:style>
    <style:style style:name="T47" style:family="text">
      <style:text-properties fo:color="#c9211e" loext:opacity="100%" style:text-line-through-style="none" style:text-line-through-type="none" fo:font-size="8pt" fo:font-weight="bold" officeooo:rsid="002a66e3" style:font-size-asian="8pt" style:font-weight-asian="bold" style:font-size-complex="8pt" style:font-weight-complex="bold"/>
    </style:style>
    <style:style style:name="T48" style:family="text">
      <style:text-properties fo:color="#c9211e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49" style:family="text">
      <style:text-properties fo:color="#c9211e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50" style:family="text">
      <style:text-properties fo:color="#c9211e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51" style:family="text">
      <style:text-properties fo:color="#c9211e" loext:opacity="100%" style:text-line-through-style="none" style:text-line-through-type="none" fo:font-size="9pt" fo:font-weight="normal" officeooo:rsid="0013db85" style:font-size-asian="9pt" style:font-weight-asian="normal" style:font-size-complex="9pt" style:font-weight-complex="normal"/>
    </style:style>
    <style:style style:name="T52" style:family="text">
      <style:text-properties fo:color="#c9211e" loext:opacity="100%"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53" style:family="text">
      <style:text-properties fo:color="#c9211e" loext:opacity="100%" style:text-underline-style="none" officeooo:rsid="003779e7"/>
    </style:style>
    <style:style style:name="T54" style:family="text">
      <style:text-properties fo:color="#c9211e" loext:opacity="100%" style:text-underline-style="none" officeooo:rsid="0037d0be"/>
    </style:style>
    <style:style style:name="T55" style:family="text">
      <style:text-properties fo:color="#c9211e" loext:opacity="100%" style:text-underline-style="none" fo:font-weight="bold" officeooo:rsid="0034bcd1" style:font-weight-asian="bold" style:font-weight-complex="bold"/>
    </style:style>
    <style:style style:name="T56" style:family="text">
      <style:text-properties fo:color="#c9211e" loext:opacity="100%" style:text-underline-style="none" fo:font-weight="bold" officeooo:rsid="00444d12" style:font-weight-asian="bold" style:font-weight-complex="bold"/>
    </style:style>
    <style:style style:name="T57" style:family="text">
      <style:text-properties fo:color="#c9211e" loext:opacity="100%" style:text-underline-style="none" fo:font-weight="bold" officeooo:rsid="00666584" style:font-weight-asian="bold" style:font-weight-complex="bold"/>
    </style:style>
    <style:style style:name="T58" style:family="text">
      <style:text-properties fo:color="#c9211e" loext:opacity="100%" style:text-underline-style="none" fo:font-weight="bold" officeooo:rsid="0037d0be" style:font-weight-asian="bold" style:font-weight-complex="bold"/>
    </style:style>
    <style:style style:name="T59" style:family="text">
      <style:text-properties fo:color="#c9211e" loext:opacity="100%" style:text-underline-style="none" fo:font-weight="bold" officeooo:rsid="00689d4f" style:font-weight-asian="bold" style:font-weight-complex="bold"/>
    </style:style>
    <style:style style:name="T60" style:family="text">
      <style:text-properties fo:color="#c9211e" loext:opacity="100%" style:text-underline-style="none" fo:font-weight="bold" officeooo:rsid="004d7f72" style:font-weight-asian="bold" style:font-weight-complex="bold"/>
    </style:style>
    <style:style style:name="T61" style:family="text">
      <style:text-properties fo:color="#c9211e" loext:opacity="100%" style:text-underline-style="none" fo:font-weight="normal" officeooo:rsid="0034bcd1" style:font-weight-asian="normal" style:font-weight-complex="normal"/>
    </style:style>
    <style:style style:name="T62" style:family="text">
      <style:text-properties fo:color="#c9211e" loext:opacity="100%" style:text-underline-style="none" fo:font-weight="normal" officeooo:rsid="00444d12" style:font-weight-asian="normal" style:font-weight-complex="normal"/>
    </style:style>
    <style:style style:name="T63" style:family="text">
      <style:text-properties fo:color="#c9211e" loext:opacity="100%" style:text-underline-style="none" fo:font-weight="normal" officeooo:rsid="0037d0be" style:font-weight-asian="normal" style:font-weight-complex="normal"/>
    </style:style>
    <style:style style:name="T64" style:family="text">
      <style:text-properties fo:color="#c9211e" loext:opacity="100%" style:text-underline-style="none" fo:font-weight="normal" officeooo:rsid="00689d4f" style:font-weight-asian="normal" style:font-weight-complex="normal"/>
    </style:style>
    <style:style style:name="T65" style:family="text">
      <style:text-properties fo:color="#c9211e" loext:opacity="100%" style:text-underline-style="none" fo:font-weight="normal" officeooo:rsid="003800c0" style:font-weight-asian="normal" style:font-weight-complex="normal"/>
    </style:style>
    <style:style style:name="T66" style:family="text">
      <style:text-properties fo:color="#c9211e" loext:opacity="100%" style:text-underline-style="none" fo:font-weight="normal" officeooo:rsid="0045d893" style:font-weight-asian="normal" style:font-weight-complex="normal"/>
    </style:style>
    <style:style style:name="T67" style:family="text">
      <style:text-properties fo:color="#c9211e" loext:opacity="100%" fo:font-weight="normal" style:font-weight-asian="normal" style:font-weight-complex="normal"/>
    </style:style>
    <style:style style:name="T68" style:family="text">
      <style:text-properties fo:color="#c9211e" loext:opacity="100%" fo:font-weight="normal" officeooo:rsid="004454d4" style:font-weight-asian="normal" style:font-weight-complex="normal"/>
    </style:style>
    <style:style style:name="T69" style:family="text">
      <style:text-properties fo:color="#c9211e" loext:opacity="100%" fo:font-weight="normal" officeooo:rsid="0037d0be" style:font-weight-asian="normal" style:font-weight-complex="normal"/>
    </style:style>
    <style:style style:name="T70" style:family="text">
      <style:text-properties fo:color="#c9211e" loext:opacity="100%" fo:font-weight="normal" officeooo:rsid="003800c0" style:font-weight-asian="normal" style:font-weight-complex="normal"/>
    </style:style>
    <style:style style:name="T71" style:family="text">
      <style:text-properties fo:color="#c9211e" loext:opacity="100%" fo:font-weight="normal" officeooo:rsid="0045d893" style:font-weight-asian="normal" style:font-weight-complex="normal"/>
    </style:style>
    <style:style style:name="T72" style:family="text">
      <style:text-properties fo:color="#c9211e" loext:opacity="100%" fo:font-weight="normal" officeooo:rsid="004d7f72" style:font-weight-asian="normal" style:font-weight-complex="normal"/>
    </style:style>
    <style:style style:name="T73" style:family="text">
      <style:text-properties fo:color="#c9211e" loext:opacity="100%" fo:font-weight="normal" officeooo:rsid="00689d4f" style:font-weight-asian="normal" style:font-weight-complex="normal"/>
    </style:style>
    <style:style style:name="T74" style:family="text">
      <style:text-properties fo:color="#c9211e" loext:opacity="100%" officeooo:rsid="004454d4"/>
    </style:style>
    <style:style style:name="T75" style:family="text">
      <style:text-properties fo:font-size="8pt" fo:font-weight="bold" style:font-size-asian="8pt" style:font-weight-asian="bold" style:font-size-complex="8pt" style:font-weight-complex="bold"/>
    </style:style>
    <style:style style:name="T76" style:family="text">
      <style:text-properties fo:font-size="8pt" fo:font-weight="normal" style:font-size-asian="8pt" style:font-weight-asian="normal" style:font-size-complex="8pt" style:font-weight-complex="normal"/>
    </style:style>
    <style:style style:name="T77" style:family="text">
      <style:text-properties fo:font-size="8pt" fo:font-weight="normal" officeooo:rsid="001b5d03" style:font-size-asian="8pt" style:font-weight-asian="normal" style:font-size-complex="8pt" style:font-weight-complex="normal"/>
    </style:style>
    <style:style style:name="T78" style:family="text">
      <style:text-properties fo:font-size="8pt" fo:font-weight="normal" officeooo:rsid="001cb77d" style:font-size-asian="8pt" style:font-weight-asian="normal" style:font-size-complex="8pt" style:font-weight-complex="normal"/>
    </style:style>
    <style:style style:name="T79" style:family="text">
      <style:text-properties fo:font-size="8pt" fo:font-weight="normal" officeooo:rsid="001e781d" style:font-size-asian="8pt" style:font-weight-asian="normal" style:font-size-complex="8pt" style:font-weight-complex="normal"/>
    </style:style>
    <style:style style:name="T80" style:family="text">
      <style:text-properties fo:font-size="8pt" fo:font-weight="normal" officeooo:rsid="00204f1e" style:font-size-asian="8pt" style:font-weight-asian="normal" style:font-size-complex="8pt" style:font-weight-complex="normal"/>
    </style:style>
    <style:style style:name="T81" style:family="text">
      <style:text-properties fo:font-size="8pt" fo:font-weight="normal" officeooo:rsid="0025065e" style:font-size-asian="8pt" style:font-weight-asian="normal" style:font-size-complex="8pt" style:font-weight-complex="normal"/>
    </style:style>
    <style:style style:name="T82" style:family="text">
      <style:text-properties fo:font-size="8pt" fo:font-weight="normal" officeooo:rsid="003d8c9e" style:font-size-asian="8pt" style:font-weight-asian="normal" style:font-size-complex="8pt" style:font-weight-complex="normal"/>
    </style:style>
    <style:style style:name="T83" style:family="text">
      <style:text-properties officeooo:rsid="000cb57a"/>
    </style:style>
    <style:style style:name="T84" style:family="text">
      <style:text-properties officeooo:rsid="000e2d94"/>
    </style:style>
    <style:style style:name="T85" style:family="text">
      <style:text-properties officeooo:rsid="000f550f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1c78f" style:font-weight-asian="normal" style:font-weight-complex="normal"/>
    </style:style>
    <style:style style:name="T88" style:family="text">
      <style:text-properties fo:font-weight="normal" officeooo:rsid="0013025c" style:font-weight-asian="normal" style:font-weight-complex="normal"/>
    </style:style>
    <style:style style:name="T89" style:family="text">
      <style:text-properties fo:font-weight="normal" officeooo:rsid="0046e604" style:font-weight-asian="normal" style:font-weight-complex="normal"/>
    </style:style>
    <style:style style:name="T90" style:family="text">
      <style:text-properties fo:font-weight="normal" officeooo:rsid="00489444" style:font-weight-asian="normal" style:font-weight-complex="normal"/>
    </style:style>
    <style:style style:name="T91" style:family="text">
      <style:text-properties fo:font-weight="normal" officeooo:rsid="0048a659" style:font-weight-asian="normal" style:font-weight-complex="normal"/>
    </style:style>
    <style:style style:name="T92" style:family="text">
      <style:text-properties fo:font-weight="normal" officeooo:rsid="00532c58" style:font-weight-asian="normal" style:font-weight-complex="normal"/>
    </style:style>
    <style:style style:name="T93" style:family="text">
      <style:text-properties fo:font-weight="normal" officeooo:rsid="00666584" style:font-weight-asian="normal" style:font-weight-complex="normal"/>
    </style:style>
    <style:style style:name="T94" style:family="text">
      <style:text-properties fo:font-weight="normal" officeooo:rsid="00699bbd" style:font-weight-asian="normal" style:font-weight-complex="normal"/>
    </style:style>
    <style:style style:name="T95" style:family="text">
      <style:text-properties officeooo:rsid="0013025c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9pt" fo:font-weight="bold" style:font-size-asian="9pt" style:font-weight-asian="bold" style:font-size-complex="9pt" style:font-weight-complex="bold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9pt" fo:font-weight="normal" officeooo:rsid="0013025c" style:font-size-asian="9pt" style:font-weight-asian="normal" style:font-size-complex="9pt" style:font-weight-complex="normal"/>
    </style:style>
    <style:style style:name="T100" style:family="text">
      <style:text-properties fo:font-size="9pt" fo:font-weight="normal" officeooo:rsid="00190779" style:font-size-asian="9pt" style:font-weight-asian="normal" style:font-size-complex="9pt" style:font-weight-complex="normal"/>
    </style:style>
    <style:style style:name="T101" style:family="text">
      <style:text-properties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02" style:family="text">
      <style:text-properties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103" style:family="text">
      <style:text-properties style:text-line-through-style="none" style:text-line-through-type="none" fo:font-size="8pt" style:font-size-asian="8pt" style:font-size-complex="8pt"/>
    </style:style>
    <style:style style:name="T104" style:family="text">
      <style:text-properties style:text-line-through-style="none" style:text-line-through-type="none" officeooo:rsid="000aa337"/>
    </style:style>
    <style:style style:name="T105" style:family="text">
      <style:text-properties style:text-line-through-style="none" style:text-line-through-type="none" officeooo:rsid="0051fb90"/>
    </style:style>
    <style:style style:name="T106" style:family="text">
      <style:text-properties officeooo:rsid="0016b88d"/>
    </style:style>
    <style:style style:name="T107" style:family="text">
      <style:text-properties officeooo:rsid="00190ba2"/>
    </style:style>
    <style:style style:name="T108" style:family="text">
      <style:text-properties officeooo:rsid="001942f6"/>
    </style:style>
    <style:style style:name="T109" style:family="text">
      <style:text-properties fo:color="#000000" loext:opacity="100%" style:text-line-through-style="none" style:text-line-through-type="none" fo:font-size="8pt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font-size="8pt" fo:font-weight="bold" style:font-size-asian="8pt" style:font-weight-asian="bold" style:font-size-complex="8pt" style:font-weight-complex="bold"/>
    </style:style>
    <style:style style:name="T111" style:family="text">
      <style:text-properties fo:color="#000000" loext:opacity="100%" style:text-line-through-style="none" style:text-line-through-type="none" fo:font-size="8pt" fo:font-weight="bold" officeooo:rsid="0028a7d4" style:font-size-asian="8pt" style:font-weight-asian="bold" style:font-size-complex="8pt" style:font-weight-complex="bold"/>
    </style:style>
    <style:style style:name="T112" style:family="text">
      <style:text-properties fo:color="#000000" loext:opacity="100%" style:text-line-through-style="none" style:text-line-through-type="none" fo:font-size="8pt" fo:font-style="italic" officeooo:rsid="00293baa" style:font-size-asian="8pt" style:font-style-asian="italic" style:font-size-complex="8pt" style:font-style-complex="italic"/>
    </style:style>
    <style:style style:name="T113" style:family="text">
      <style:text-properties fo:color="#000000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114" style:family="text">
      <style:text-properties fo:color="#00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15" style:family="text">
      <style:text-properties fo:color="#000000" loext:opacity="100%" style:text-line-through-style="none" style:text-line-through-type="none" fo:font-size="9pt" fo:font-weight="bold" style:font-size-asian="9pt" style:font-weight-asian="bold" style:font-size-complex="9pt" style:font-weight-complex="bold"/>
    </style:style>
    <style:style style:name="T116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17" style:family="text">
      <style:text-properties fo:color="#000000" loext:opacity="100%" style:text-underline-style="none" officeooo:rsid="003779e7"/>
    </style:style>
    <style:style style:name="T118" style:family="text">
      <style:text-properties fo:color="#000000" loext:opacity="100%" style:text-underline-style="none" officeooo:rsid="0037d0be"/>
    </style:style>
    <style:style style:name="T119" style:family="text">
      <style:text-properties fo:color="#000000" loext:opacity="100%" style:text-underline-style="none" officeooo:rsid="0045d893"/>
    </style:style>
    <style:style style:name="T120" style:family="text">
      <style:text-properties fo:color="#000000" loext:opacity="100%" style:text-underline-style="none" officeooo:rsid="0046e604"/>
    </style:style>
    <style:style style:name="T121" style:family="text">
      <style:text-properties fo:color="#000000" loext:opacity="100%" style:text-underline-style="none" officeooo:rsid="004bef44"/>
    </style:style>
    <style:style style:name="T122" style:family="text">
      <style:text-properties fo:color="#000000" loext:opacity="100%" style:text-underline-style="none" fo:font-weight="normal" officeooo:rsid="005f71ca" style:font-weight-asian="normal" style:font-weight-complex="normal"/>
    </style:style>
    <style:style style:name="T123" style:family="text">
      <style:text-properties fo:color="#000000" loext:opacity="100%" style:text-underline-style="none" fo:font-weight="normal" officeooo:rsid="007a4011" style:font-weight-asian="normal" style:font-weight-complex="normal"/>
    </style:style>
    <style:style style:name="T124" style:family="text">
      <style:text-properties fo:color="#000000" loext:opacity="100%" style:text-underline-style="none" officeooo:rsid="005f71ca"/>
    </style:style>
    <style:style style:name="T125" style:family="text">
      <style:text-properties fo:color="#000000" loext:opacity="100%" style:font-name="Liberation Sans"/>
    </style:style>
    <style:style style:name="T126" style:family="text">
      <style:text-properties fo:color="#000000" loext:opacity="100%" style:font-name="Liberation Sans" fo:font-size="10.5pt" fo:background-color="#ffffff" loext:char-shading-value="0"/>
    </style:style>
    <style:style style:name="T127" style:family="text">
      <style:text-properties fo:color="#000000" loext:opacity="100%" style:font-name="Liberation Sans" fo:font-size="10.5pt" officeooo:rsid="00459296" fo:background-color="#ffffff" loext:char-shading-value="0"/>
    </style:style>
    <style:style style:name="T128" style:family="text">
      <style:text-properties fo:color="#000000" loext:opacity="100%" style:font-name="Liberation Sans1" fo:font-size="10pt" style:text-underline-style="none" fo:font-weight="normal" officeooo:rsid="004bef44" style:font-weight-asian="normal" style:font-weight-complex="normal"/>
    </style:style>
    <style:style style:name="T129" style:family="text">
      <style:text-properties fo:color="#000000" loext:opacity="100%" style:font-name="Liberation Sans1" fo:font-size="10pt" style:text-underline-style="none" fo:font-weight="normal" officeooo:rsid="005f71ca" style:font-weight-asian="normal" style:font-weight-complex="normal"/>
    </style:style>
    <style:style style:name="T130" style:family="text">
      <style:text-properties fo:color="#000000" loext:opacity="100%" style:font-name="Liberation Sans1" fo:font-size="10pt" style:text-underline-style="none" fo:font-weight="normal" officeooo:rsid="007a4011" style:font-weight-asian="normal" style:font-weight-complex="normal"/>
    </style:style>
    <style:style style:name="T131" style:family="text">
      <style:text-properties officeooo:rsid="0034bcd1"/>
    </style:style>
    <style:style style:name="T132" style:family="text">
      <style:text-properties style:text-underline-style="solid" style:text-underline-width="auto" style:text-underline-color="font-color" officeooo:rsid="0034bcd1"/>
    </style:style>
    <style:style style:name="T133" style:family="text">
      <style:text-properties style:text-underline-style="none"/>
    </style:style>
    <style:style style:name="T134" style:family="text">
      <style:text-properties style:text-underline-style="none" officeooo:rsid="0034bcd1"/>
    </style:style>
    <style:style style:name="T135" style:family="text">
      <style:text-properties style:text-underline-style="none" officeooo:rsid="003779e7"/>
    </style:style>
    <style:style style:name="T136" style:family="text">
      <style:text-properties style:text-underline-style="none" officeooo:rsid="0037d0be"/>
    </style:style>
    <style:style style:name="T137" style:family="text">
      <style:text-properties style:text-underline-style="none" fo:font-weight="bold" officeooo:rsid="003f6056" style:font-weight-asian="bold" style:font-weight-complex="bold"/>
    </style:style>
    <style:style style:name="T138" style:family="text">
      <style:text-properties style:text-underline-style="none" officeooo:rsid="0039c2ca"/>
    </style:style>
    <style:style style:name="T139" style:family="text">
      <style:text-properties style:text-underline-style="none" officeooo:rsid="0042d49b"/>
    </style:style>
    <style:style style:name="T140" style:family="text">
      <style:text-properties style:text-underline-style="none" officeooo:rsid="005ca275"/>
    </style:style>
    <style:style style:name="T141" style:family="text">
      <style:text-properties style:text-underline-style="none" officeooo:rsid="00698dc8"/>
    </style:style>
    <style:style style:name="T142" style:family="text">
      <style:text-properties style:text-underline-style="none" fo:font-weight="normal" style:font-weight-asian="normal" style:font-weight-complex="normal"/>
    </style:style>
    <style:style style:name="T143" style:family="text">
      <style:text-properties style:text-underline-style="none" fo:font-weight="normal" officeooo:rsid="00699bbd" style:font-weight-asian="normal" style:font-weight-complex="normal"/>
    </style:style>
    <style:style style:name="T144" style:family="text">
      <style:text-properties style:text-underline-style="none" officeooo:rsid="006b3313"/>
    </style:style>
    <style:style style:name="T145" style:family="text">
      <style:text-properties style:text-underline-style="none" officeooo:rsid="0081b60a"/>
    </style:style>
    <style:style style:name="T146" style:family="text">
      <style:text-properties officeooo:rsid="0035a850"/>
    </style:style>
    <style:style style:name="T147" style:family="text">
      <style:text-properties fo:color="#ff4000" loext:opacity="100%" style:text-underline-style="none" officeooo:rsid="0037d0be"/>
    </style:style>
    <style:style style:name="T148" style:family="text">
      <style:text-properties fo:color="#ff4000" loext:opacity="100%" style:text-underline-style="none" fo:font-weight="normal" officeooo:rsid="0037d0be" style:font-weight-asian="normal" style:font-weight-complex="normal"/>
    </style:style>
    <style:style style:name="T149" style:family="text">
      <style:text-properties fo:color="#ff4000" loext:opacity="100%" fo:font-weight="normal" officeooo:rsid="0037d0be" style:font-weight-asian="normal" style:font-weight-complex="normal"/>
    </style:style>
    <style:style style:name="T150" style:family="text">
      <style:text-properties officeooo:rsid="0039c2ca"/>
    </style:style>
    <style:style style:name="T151" style:family="text">
      <style:text-properties officeooo:rsid="003b2aae"/>
    </style:style>
    <style:style style:name="T152" style:family="text">
      <style:text-properties officeooo:rsid="003f6056"/>
    </style:style>
    <style:style style:name="T153" style:family="text">
      <style:text-properties officeooo:rsid="00410688"/>
    </style:style>
    <style:style style:name="T154" style:family="text">
      <style:text-properties officeooo:rsid="0042d49b"/>
    </style:style>
    <style:style style:name="T155" style:family="text">
      <style:text-properties officeooo:rsid="00444d12"/>
    </style:style>
    <style:style style:name="T156" style:family="text">
      <style:text-properties officeooo:rsid="00444fc0"/>
    </style:style>
    <style:style style:name="T157" style:family="text">
      <style:text-properties officeooo:rsid="004454d4"/>
    </style:style>
    <style:style style:name="T158" style:family="text">
      <style:text-properties officeooo:rsid="00459296"/>
    </style:style>
    <style:style style:name="T159" style:family="text">
      <style:text-properties fo:color="#ff0000" loext:opacity="100%" officeooo:rsid="00444d12"/>
    </style:style>
    <style:style style:name="T160" style:family="text">
      <style:text-properties fo:color="#ff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61" style:family="text">
      <style:text-properties fo:color="#ff0000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162" style:family="text">
      <style:text-properties officeooo:rsid="004864bb"/>
    </style:style>
    <style:style style:name="T163" style:family="text">
      <style:text-properties officeooo:rsid="004fddcd"/>
    </style:style>
    <style:style style:name="T164" style:family="text">
      <style:text-properties style:font-name="Liberation Sans1" fo:font-size="10pt" style:text-underline-style="none" officeooo:rsid="00515b7f"/>
    </style:style>
    <style:style style:name="T165" style:family="text">
      <style:text-properties style:font-name="Liberation Sans1" fo:font-size="10pt" style:text-underline-style="none" fo:font-weight="normal" officeooo:rsid="005ad943" style:font-weight-asian="normal" style:font-weight-complex="normal"/>
    </style:style>
    <style:style style:name="T166" style:family="text">
      <style:text-properties style:font-name="Liberation Sans1" fo:font-size="10pt" style:text-underline-style="none" fo:font-weight="normal" officeooo:rsid="00602272" style:font-weight-asian="normal" style:font-weight-complex="normal"/>
    </style:style>
    <style:style style:name="T167" style:family="text">
      <style:text-properties style:font-name="Liberation Sans1" fo:font-size="10pt" style:text-underline-style="none" fo:font-weight="normal" officeooo:rsid="00698dc8" style:font-weight-asian="normal" style:font-weight-complex="normal"/>
    </style:style>
    <style:style style:name="T168" style:family="text">
      <style:text-properties style:font-name="Liberation Sans1" fo:font-size="10pt" style:text-underline-style="none" fo:font-weight="normal" officeooo:rsid="008350f3" style:font-weight-asian="normal" style:font-weight-complex="normal"/>
    </style:style>
    <style:style style:name="T169" style:family="text">
      <style:text-properties style:font-name="Liberation Sans1" fo:font-size="10pt" style:text-underline-style="none" fo:font-weight="normal" officeooo:rsid="0083c0f0" style:font-weight-asian="normal" style:font-weight-complex="normal"/>
    </style:style>
    <style:style style:name="T170" style:family="text">
      <style:text-properties style:font-name="Liberation Sans1" fo:font-size="10pt" style:text-underline-style="none" fo:font-weight="normal" officeooo:rsid="008350f3" style:font-name-asian="Noto Sans Mono CJK SC" style:font-size-asian="10pt" style:font-weight-asian="normal" style:font-name-complex="Liberation Mono" style:font-size-complex="10pt" style:font-weight-complex="normal"/>
    </style:style>
    <style:style style:name="T171" style:family="text">
      <style:text-properties style:font-name="Liberation Sans1" fo:font-size="10pt" fo:font-weight="bold" style:font-weight-asian="bold" style:font-weight-complex="bold"/>
    </style:style>
    <style:style style:name="T172" style:family="text">
      <style:text-properties officeooo:rsid="005ad943"/>
    </style:style>
    <style:style style:name="T173" style:family="text">
      <style:text-properties officeooo:rsid="005ec5c3"/>
    </style:style>
    <style:style style:name="T174" style:family="text">
      <style:text-properties officeooo:rsid="00666584"/>
    </style:style>
    <style:style style:name="T175" style:family="text">
      <style:text-properties officeooo:rsid="0066de0b"/>
    </style:style>
    <style:style style:name="T176" style:family="text">
      <style:text-properties officeooo:rsid="00698dc8"/>
    </style:style>
    <style:style style:name="T177" style:family="text">
      <style:text-properties officeooo:rsid="00699bbd"/>
    </style:style>
    <style:style style:name="T178" style:family="text">
      <style:text-properties officeooo:rsid="006d4a1b"/>
    </style:style>
    <style:style style:name="T179" style:family="text">
      <style:text-properties officeooo:rsid="007be6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cess<text:span text:style-name="T108">us</text:span> classement photos</text:p>
      <text:p text:style-name="P18"/>
      <text:p text:style-name="P3"><text:span text:style-name="Source_20_Text"><text:span text:style-name="T3">«photo set dirs»=répertoires photo/vidéos dans '/home/denis/Documents/photo_sets/’ :</text:span></text:span></text:p>
      <text:p text:style-name="P43"><text:span text:style-name="Source_20_Text"><text:span text:style-name="T3"><text:tab/>/</text:span></text:span><text:span text:style-name="Source_20_Text"><text:span text:style-name="T8">nostruc/</text:span></text:span><text:span text:style-name="Source_20_Text"><text:span text:style-name="T3"> <text:tab/><text:tab/>⇒ copie du share PhotosFamille du NAS nostrucs<text:line-break/><text:tab/><text:tab/><text:tab/><text:tab/></text:span></text:span><text:span text:style-name="Source_20_Text"><text:span text:style-name="T5">(NFS : </text:span></text:span><text:span text:style-name="Source_20_Text"><text:span text:style-name="T86">sudo mount </text:span></text:span><text:span text:style-name="Source_20_Text"><text:span text:style-name="T89">nostrucs</text:span></text:span><text:span text:style-name="Source_20_Text"><text:span text:style-name="T86">:/</text:span></text:span><text:span text:style-name="Source_20_Text"><text:span text:style-name="T91">v</text:span></text:span><text:span text:style-name="Source_20_Text"><text:span text:style-name="T90">olume1/</text:span></text:span><text:span text:style-name="Source_20_Text"><text:span text:style-name="T89">PhotosFamille</text:span></text:span><text:span text:style-name="Source_20_Text"><text:span text:style-name="T86"> /mnt/nostrucs_PhotosFamille </text:span></text:span><text:span text:style-name="Source_20_Text"><text:span text:style-name="T89">)</text:span></text:span></text:p>
      <text:p text:style-name="P5"><text:span text:style-name="Source_20_Text"><text:span text:style-name="T3"><text:tab/>/gdegau35/<text:tab/><text:tab/>⇒ photos </text:span></text:span><text:span text:style-name="Source_20_Text"><text:span text:style-name="T4">Google </text:span></text:span><text:span text:style-name="Source_20_Text"><text:span text:style-name="T3">de </text:span></text:span><text:span text:style-name="Source_20_Text"><text:span text:style-name="T4">degau35</text:span></text:span><text:span text:style-name="Source_20_Text"><text:span text:style-name="T3"> (zip</text:span></text:span><text:span text:style-name="Source_20_Text"><text:span text:style-name="T6">s exportés</text:span></text:span><text:span text:style-name="Source_20_Text"><text:span text:style-name="T3"> avec Google TakeOut)</text:span></text:span></text:p>
      <text:p text:style-name="P5"><text:span text:style-name="Source_20_Text"><text:span text:style-name="T3"><text:tab/>/g</text:span></text:span><text:span text:style-name="Source_20_Text"><text:span text:style-name="T4">scrapcath</text:span></text:span><text:span text:style-name="Source_20_Text"><text:span text:style-name="T3">/</text:span></text:span><text:span text:style-name="Source_20_Text"><text:span text:style-name="T4"> <text:tab/></text:span></text:span><text:span text:style-name="Source_20_Text"><text:span text:style-name="T3">⇒ photos </text:span></text:span><text:span text:style-name="Source_20_Text"><text:span text:style-name="T4">Google </text:span></text:span><text:span text:style-name="Source_20_Text"><text:span text:style-name="T3">de </text:span></text:span><text:span text:style-name="Source_20_Text"><text:span text:style-name="T4">scrapcath</text:span></text:span><text:span text:style-name="Source_20_Text"><text:span text:style-name="T3"> ( zip</text:span></text:span><text:span text:style-name="Source_20_Text"><text:span text:style-name="T6">s exportés</text:span></text:span><text:span text:style-name="Source_20_Text"><text:span text:style-name="T3"> avec Google TakeOut)</text:span></text:span></text:p>
      <text:p text:style-name="P4"><text:span text:style-name="Source_20_Text"><text:span text:style-name="T3"><text:tab/>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S /home/denis&gt; cd ./Documents/</text:span></text:span><text:span text:style-name="Source_20_Text"><text:span text:style-name="T7">photos_sort_tools</text:span></text:span><text:span text:style-name="Source_20_Text"><text:span text:style-name="T1">/ <text:line-break/>PS /home/denis/Documents/photos_sort_tools&gt; . ./Sort-PhotoDateTools.ps1 -Verbose</text:span></text:span></text:p>
      <text:p text:style-name="P29"><text:span text:style-name="Source_20_Text"/></text:p>
      <text:h text:style-name="P46" text:outline-level="1">Principes généraux</text:h>
      <text:list xml:id="list367830997" text:style-name="L1">
        <text:list-item>
          <text:p text:style-name="P52">Classement final dans nostrucs</text:p>
        </text:list-item>
      </text:list>
      <text:p text:style-name="P22"/>
      <text:list xml:id="list1712553154705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8"><text:span text:style-name="T152">Classer par année/mois YYYY/YYYY-MM </text:span><text:span text:style-name="T154">(exceptionnellement YYYY-MM-DD) </text:span><text:span text:style-name="T152">+ Album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21"><text:span text:style-name="Source_20_Text"><text:span text:style-name="T83">YYYY<text:line-break/> |_ YYYY-MM <text:s text:c="15"/></text:span></text:span><text:span text:style-name="Source_20_Text"><text:span text:style-name="T146">}</text:span></text:span><text:span text:style-name="Source_20_Text"><text:span text:style-name="T83"><text:line-break/> </text:span></text:span><text:span text:style-name="Source_20_Text"><text:span text:style-name="T84">|_ YYYY-MM Texte titre </text:span></text:span><text:span text:style-name="Source_20_Text"><text:span text:style-name="T146">1 <text:s/>} </text:span></text:span><text:span text:style-name="Source_20_Text"><text:span text:style-name="T153">⇒</text:span></text:span><text:span text:style-name="Source_20_Text"><text:span text:style-name="T146"> un mois peut </text:span></text:span><text:span text:style-name="Source_20_Text"><text:span text:style-name="T13">ê</text:span></text:span><text:span text:style-name="Source_20_Text"><text:span text:style-name="T146">tre partagé en plusieurs dossiers</text:span></text:span></text:p>
      <text:p text:style-name="P28"><text:span text:style-name="Source_20_Text"><text:span text:style-name="T83"><text:s/></text:span></text:span><text:span text:style-name="Source_20_Text"><text:span text:style-name="T84">|_ YYYY-MM Texte titre </text:span></text:span><text:span text:style-name="Source_20_Text"><text:span text:style-name="T146">2 <text:s/>} <text:s text:c="2"/></text:span></text:span><text:span text:style-name="Source_20_Text"><text:span text:style-name="T21">exception</text:span></text:span><text:span text:style-name="Source_20_Text"><text:span text:style-name="T174">nellement qqs jours du mois précédent ou suivant</text:span></text:span><text:span text:style-name="Source_20_Text"><text:span text:style-name="T146"><text:line-break/></text:span></text:span><text:span text:style-name="Source_20_Text"><text:span text:style-name="T83"> </text:span></text:span><text:span text:style-name="Source_20_Text"><text:span text:style-name="T84">|_ YYYY-MM-</text:span></text:span><text:span text:style-name="Source_20_Text"><text:span text:style-name="T151">DD</text:span></text:span><text:span text:style-name="Source_20_Text"><text:span text:style-name="T84"> Texte titre </text:span></text:span><text:span text:style-name="Source_20_Text"><text:s text:c="2"/></text:span><text:span text:style-name="Source_20_Text"><text:span text:style-name="T154">⇒ </text:span></text:span><text:span text:style-name="Source_20_Text"><text:span text:style-name="T179">un seul jour</text:span></text:span></text:p>
      <text:p text:style-name="P28"><text:span text:style-name="Source_20_Text"><text:span text:style-name="T83"><text:s/></text:span></text:span><text:span text:style-name="Source_20_Text"><text:span text:style-name="T84">|_ YYYY-MM-</text:span></text:span><text:span text:style-name="Source_20_Text"><text:span text:style-name="T151">DD</text:span></text:span><text:span text:style-name="Source_20_Text"><text:span text:style-name="T179">(xj)<text:tab/><text:tab/></text:span></text:span><text:span text:style-name="Source_20_Text"><text:span text:style-name="T84"> <text:s text:c="2"/></text:span></text:span><text:span text:style-name="Source_20_Text"><text:span text:style-name="T179">⇒ x jours </text:span></text:span><text:span text:style-name="Source_20_Text"><text:span text:style-name="T173">(</text:span></text:span><text:span text:style-name="Source_20_Text"> </text:span><text:span text:style-name="Source_20_Text"><text:span text:style-name="T179">(xj) ou (xd) </text:span></text:span><text:span text:style-name="Source_20_Text"><text:span text:style-name="T173">)</text:span></text:span></text:p>
      <text:p text:style-name="P27"><text:span text:style-name="Source_20_Text"><text:s/></text:span><text:span text:style-name="Source_20_Text"><text:span text:style-name="T152">|</text:span></text:span><text:line-break/><text:span text:style-name="Source_20_Text"><text:span text:style-name="T131">_ALBUMS<text:line-break/></text:span></text:span><text:span text:style-name="Source_20_Text"><text:span text:style-name="T83"> </text:span></text:span><text:span text:style-name="Source_20_Text"><text:span text:style-name="T84">|_ Texte titre </text:span></text:span><text:span text:style-name="Source_20_Text"><text:span text:style-name="T131">album<text:line-break/></text:span></text:span></text:p>
      <text:p text:style-name="P24"><text:span text:style-name="Source_20_Text"><text:span text:style-name="T174">Ordre de priorité dans les dates :</text:span></text:span></text:p>
      <text:list xml:id="list342958359" text:style-name="L2">
        <text:list-item>
          <text:p text:style-name="P60"><text:span text:style-name="Source_20_Text"><text:span text:style-name="T177">CreateDateExif = </text:span></text:span><text:span text:style-name="Source_20_Text"><text:span text:style-name="T174">( </text:span></text:span><text:span text:style-name="Source_20_Text"><text:span text:style-name="T162">Date Exif </text:span></text:span><text:span text:style-name="Source_20_Text"><text:span text:style-name="T20">CreateDate</text:span></text:span><text:span text:style-name="Source_20_Text"><text:span text:style-name="T162"> ⇒ Date Exif </text:span></text:span><text:span text:style-name="Source_20_Text"><text:span text:style-name="T20">DateTimeOriginal</text:span></text:span><text:span text:style-name="Source_20_Text"><text:span text:style-name="T93">)</text:span></text:span><text:span text:style-name="Source_20_Text"><text:span text:style-name="T162"> </text:span></text:span></text:p>
        </text:list-item>
        <text:list-item>
          <text:p text:style-name="P60"><text:span text:style-name="Source_20_Text"><text:span text:style-name="T20">Date dans nom de </text:span></text:span><text:span text:style-name="Source_20_Text"><text:span text:style-name="T21">fichier ⇒ date dans nom de dossiers</text:span></text:span></text:p>
        </text:list-item>
        <text:list-item>
          <text:p text:style-name="P61"><text:span text:style-name="Source_20_Text"><text:span text:style-name="T21">LastWriteTime </text:span></text:span><text:span text:style-name="Source_20_Text"><text:span text:style-name="T94">(alias </text:span></text:span><text:span text:style-name="Source_20_Text"><text:span text:style-name="T142">FileInodeChangeDate</text:span></text:span><text:span text:style-name="Source_20_Text"><text:span text:style-name="T143">)</text:span></text:span><text:span text:style-name="Source_20_Text"><text:span text:style-name="T94"> </text:span></text:span><text:span text:style-name="Source_20_Text"><text:span text:style-name="T93">: date dernière modification du fichier</text:span></text:span></text:p>
        </text:list-item>
        <text:list-item>
          <text:p text:style-name="P60"><text:span text:style-name="Source_20_Text"><text:span text:style-name="T162"><text:s/>⇒ souvenirs ? </text:span></text:span><text:span text:style-name="Source_20_Text"><text:span text:style-name="T174">(</text:span></text:span><text:span text:style-name="Source_20_Text"><text:span text:style-name="T175">notes sur l</text:span></text:span><text:span text:style-name="Source_20_Text"><text:span text:style-name="T174">es dates de vacances)</text:span></text:span></text:p>
        </text:list-item>
      </text:list>
      <text:p text:style-name="P25"><text:span text:style-name="Source_20_Text"/></text:p>
      <text:p text:style-name="P41"><text:span text:style-name="T69">Attention </text:span><text:span text:style-name="T26">pour nostrucs </text:span><text:span text:style-name="T28">certaines </text:span><text:span text:style-name="T29">dates Exif </text:span><text:span text:style-name="T28">sont fausses</text:span><text:span text:style-name="T69"> (car modification écrites plus tard) donc à cette étape <text:s/>il vaut mieux garder </text:span><text:span text:style-name="T73">les </text:span><text:span text:style-name="T70">dates </text:span><text:span text:style-name="T71">dans l</text:span><text:span text:style-name="T70">es </text:span><text:span text:style-name="T69">noms </text:span><text:span text:style-name="T73">de dossiers et de fichiers</text:span><text:span text:style-name="T69">.</text:span><text:span text:style-name="T149"><text:line-break/></text:span><text:span text:style-name="T72">Ex : </text:span><text:span text:style-name="Source_20_Text"><text:span text:style-name="T61">/2005/2005-07 Vacances St Alban/</text:span></text:span></text:p>
      <text:p text:style-name="P25"><text:span text:style-name="Source_20_Text"/></text:p>
      <text:p text:style-name="P25"><text:span text:style-name="Source_20_Text"><text:span text:style-name="T131">Les photos dans les </text:span></text:span><text:span text:style-name="Source_20_Text"><text:span text:style-name="T132">albums</text:span></text:span><text:span text:style-name="Source_20_Text"><text:span text:style-name="T131"> sont classées par thème et peuvent couvrir des périodes très grandes, au-delà d’un mois. <text:line-break/>Elles </text:span></text:span><text:span text:style-name="Source_20_Text"><text:span text:style-name="T176">pouront</text:span></text:span><text:span text:style-name="Source_20_Text"><text:span text:style-name="T131"> </text:span></text:span><text:span text:style-name="Source_20_Text"><text:span text:style-name="T12">ê</text:span></text:span><text:span text:style-name="Source_20_Text"><text:span text:style-name="T131">tre « hardlinkées » aux photos des dossiers YYYY-MM, </text:span></text:span><text:span text:style-name="Source_20_Text"><text:span text:style-name="T134">ou </text:span></text:span><text:span text:style-name="Source_20_Text"><text:span text:style-name="T139">p</text:span></text:span><text:span text:style-name="Source_20_Text"><text:span text:style-name="T134">résentes dans l’album seulement </text:span></text:span><text:span text:style-name="Source_20_Text"><text:span text:style-name="T141">(photos d’autres origines)</text:span></text:span></text:p>
      <text:p text:style-name="P26"><text:span text:style-name="Source_20_Text"><text:span text:style-name="T134"/></text:span></text:p>
      <text:list xml:id="list171254733712660" text:continue-list="list171255315470532" text:style-name="L1">
        <text:list-item>
          <text:p text:style-name="P53"><text:span text:style-name="Source_20_Text"><text:span text:style-name="T164">Commencer par nettoyer classer nostrucs (dossiers) <text:line-break/></text:span></text:span><text:span text:style-name="Source_20_Text"><text:span text:style-name="T167">M</text:span></text:span><text:span text:style-name="Source_20_Text"><text:span text:style-name="T165">anuellemen</text:span></text:span><text:span text:style-name="Source_20_Text"><text:span text:style-name="T166">t + qqs commandes pour aider <text:line-break/></text:span></text:span><text:span text:style-name="Source_20_Text"><text:span text:style-name="T168">Pour certains dossiers on peut renommer les fichiers à ce stade pour avoir un ordre d’affichage correcte. (ne change pas le has</text:span></text:span><text:span text:style-name="Source_20_Text"><text:span text:style-name="T169">h</text:span></text:span><text:span text:style-name="Source_20_Text"><text:span text:style-name="T168"> donc ok pour le contr</text:span></text:span><text:span text:style-name="Source_20_Text"><text:span text:style-name="T170">ô</text:span></text:span><text:span text:style-name="Source_20_Text"><text:span text:style-name="T168">le de doublons plus tard)</text:span></text:span></text:p>
        </text:list-item>
      </text:list>
      <text:p text:style-name="P33"><text:span text:style-name="Source_20_Text"><text:span text:style-name="T137"/></text:span></text:p>
      <text:list xml:id="list171255971163061" text:continue-numbering="true" text:style-name="L1">
        <text:list-item>
          <text:p text:style-name="P54"><text:span text:style-name="T155">Le moins de doublons possibles (</text:span><text:span text:style-name="T159">Hash</text:span><text:span text:style-name="T155">, </text:span><text:span text:style-name="T156">hardlinks pour les albums</text:span><text:span text:style-name="T155">)</text:span></text:p>
        </text:list-item>
      </text:list>
      <text:p text:style-name="P17">⇒ ajouter <text:span text:style-name="T172">les photos de </text:span>gdegau35 et gscrapcath <text:span text:style-name="T163">(à nostrucs) </text:span>à cette étape car les <text:span text:style-name="T172">étapes </text:span>suivantes changent certains hash</text:p>
      <text:p text:style-name="P17"/>
      <text:p text:style-name="P17">Méthode <text:span text:style-name="T163">basée sur le Hash fichier </text:span>pour éviter d’ajouter <text:span text:style-name="T163">des </text:span><text:span text:style-name="T172">doublons</text:span></text:p>
      <text:p text:style-name="P30"/>
      <text:list xml:id="list171256100938620" text:continue-numbering="true" text:style-name="L1">
        <text:list-item>
          <text:p text:style-name="P55"><text:span text:style-name="T157">Convertir le vieux formats en formats actuels (.jpg et .mp4)<text:line-break/></text:span><text:span text:style-name="T68">⇒ Change le Hash !</text:span></text:p>
        </text:list-item>
      </text:list>
      <text:p text:style-name="P39"/>
      <text:list xml:id="list171254770930084" text:continue-numbering="true" text:style-name="L1">
        <text:list-item>
          <text:p text:style-name="P56"><text:soft-page-break/>Ajouter dates Exif  <text:span text:style-name="T158">(</text:span><text:span text:style-name="T125">-CreateDate -</text:span><text:span text:style-name="T126">DateTimeOriginal</text:span><text:span text:style-name="T127">)</text:span><text:line-break/><text:span text:style-name="T67">⇒ Change le Hash !<text:line-break/></text:span></text:p>
        </text:list-item>
        <text:list-item>
          <text:p text:style-name="P57"><text:span text:style-name="T120">R</text:span><text:span text:style-name="T119">enommage standard </text:span><text:span text:style-name="T120">des photos (</text:span><text:span text:style-name="T119">YYYY-MM-DD_HH-mm-ss</text:span><text:span text:style-name="T120">) </text:span><text:span text:style-name="T124">pour ordre d’affichage</text:span><text:span text:style-name="T121"><text:line-break/></text:span><text:span text:style-name="T122">L’ordre d’affichage dans un dossier n’est pas bon parfois : plusieurs sources, plusieurs vidage carte mémoi</text:span><text:span text:style-name="T123">re</text:span><text:span text:style-name="T122"> dans le mois avec renommage …<text:line-break/>Donc renommer t</text:span><text:span text:style-name="T128">out à la fin.</text:span></text:p>
          <text:p text:style-name="P59"><text:span text:style-name="T130">Pour les photos sans date ? D</text:span><text:span text:style-name="T129">ate selon nom dossier et ordre des noms de fichiers dans le dossier</text:span><text:span text:style-name="T128">?</text:span><text:span text:style-name="T68"><text:line-break/></text:span></text:p>
        </text:list-item>
      </text:list>
      <text:p text:style-name="P32"><text:span text:style-name="Source_20_Text"><text:span text:style-name="T133"/></text:span></text:p>
      <text:h text:style-name="P47" text:outline-level="1">nostrucs : <text:span text:style-name="T162">nettoyage et classement</text:span><text:span text:style-name="T157"> préalables</text:span></text:h>
      <text:p text:style-name="Text_20_body"><text:span text:style-name="Source_20_Text">. ./photos_Analysis.ps1 nostrucs -Verbose</text:span></text:p>
      <text:p text:style-name="Text_20_body"><text:span text:style-name="Source_20_Text"><text:span text:style-name="T107">( ⇒ </text:span></text:span><text:span text:style-name="Source_20_Text">$photo_dir = '/home/denis/Documents/photo_sets/nostrucs/photo' </text:span><text:span text:style-name="Source_20_Text"><text:span text:style-name="T107">)</text:span></text:span></text:p>
      <text:p text:style-name="P15"><text:span text:style-name="Source_20_Text"><text:span text:style-name="T98"/></text:span></text:p>
      <text:p text:style-name="P6"><text:span text:style-name="T9">25 </text:span><text:span text:style-name="T178">745</text:span><text:span text:style-name="T9"> photos </text:span><text:span text:style-name="T10">(fichiers)</text:span><text:span text:style-name="T9"> – </text:span>25<text:span text:style-name="T178">633</text:span> <text:span text:style-name="T10">hashs uniques = </text:span><text:span text:style-name="T15">1</text:span><text:span text:style-name="T22">12</text:span><text:span text:style-name="T15"> copies</text:span><text:span text:style-name="T10"> (m</text:span><text:span text:style-name="T11">ê</text:span><text:span text:style-name="T10">me nom de fichier ou pas…)</text:span></text:p>
      <text:p text:style-name="P7"><text:span text:style-name="T23">84</text:span><text:span text:style-name="T10"> sans </text:span><text:span text:style-name="T24">CreateDateExif</text:span><text:span text:style-name="T10"> mais avec DateInFileName </text:span><text:span text:style-name="T25">=&gt; </text:span></text:p>
      <text:p text:style-name="P7"><text:span text:style-name="T23">424</text:span><text:span text:style-name="T15"> </text:span><text:span text:style-name="T10">sans </text:span><text:span text:style-name="T24">CreateDateExif</text:span><text:span text:style-name="T10"> ni </text:span><text:span text:style-name="T24">DateInFileName </text:span><text:span text:style-name="T104"><text:s/></text:span><text:span text:style-name="T105">(date selon nom du dossier) </text:span></text:p>
      <text:p text:style-name="P37"/>
      <text:h text:style-name="Heading_20_2" text:outline-level="2"><text:span text:style-name="T17">S</text:span><text:span text:style-name="T16">uppression des dossiers @eaDir</text:span><text:span text:style-name="T85"> </text:span></text:h>
      <text:list xml:id="list2574575207" text:style-name="L3">
        <text:list-header>
          <text:p text:style-name="P62"><text:span text:style-name="T85">D’</text:span><text:span text:style-name="T95">abord v</text:span><text:span text:style-name="T85">érifi</text:span><text:span text:style-name="T95">er </text:span><text:span text:style-name="T85">qu’il n’y a pas de photos dedans :<text:line-break/></text:span><text:span text:style-name="Source_20_Text"><text:span text:style-name="T96">$ext_group_eadir = get-ChildItem -LiteralPath $photo_dir -Recurse -File | Where-Object FullName -like *@eaDir* | Group-Object Extension<text:line-break/>$ext_group_eadir<text:line-break/>$ext_group_eadir | ? name -eq '.jpg' | % {$_.group | ft </text:span></text:span><text:span text:style-name="Source_20_Text"><text:span text:style-name="T97">}<text:line-break/></text:span></text:span><text:span text:style-name="Source_20_Text"><text:span text:style-name="T98">get-ChildItem -LiteralPath $photo_dir -Recurse -File | Where-Object FullName -like </text:span></text:span><text:a xlink:type="simple" xlink:href="mailto:*@eaDir" text:style-name="Internet_20_link" text:visited-style-name="Visited_20_Internet_20_Link"><text:span text:style-name="Source_20_Text"><text:span text:style-name="T98">*@eaDir</text:span></text:span></text:a><text:span text:style-name="Source_20_Text"><text:span text:style-name="T98">* </text:span></text:span><text:span text:style-name="Source_20_Text"><text:span text:style-name="T99">| select name</text:span></text:span><text:span text:style-name="T16"><text:line-break/></text:span><text:span text:style-name="T17">=&gt; aucun fichier photo dedans, les seuls .JPG sont des .THUMB*,</text:span><text:span text:style-name="T87"> des </text:span><text:span text:style-name="T92">thumnails (miniatures)</text:span><text:span text:style-name="T87"><text:line-break/> </text:span><text:span text:style-name="T88">Suppression :<text:line-break/></text:span><text:span text:style-name="Source_20_Text"><text:span text:style-name="T49">get-ChildItem -LiteralPath $photo_dir -Recurse </text:span></text:span><text:span text:style-name="Source_20_Text"><text:span text:style-name="T160">-</text:span></text:span><text:span text:style-name="Source_20_Text"><text:span text:style-name="T161">Directory</text:span></text:span><text:span text:style-name="Source_20_Text"><text:span text:style-name="T49"> | Where-Object Name -</text:span></text:span><text:span text:style-name="Source_20_Text"><text:span text:style-name="T51">eq</text:span></text:span><text:span text:style-name="Source_20_Text"><text:span text:style-name="T49"> ‘</text:span></text:span><text:a xlink:type="simple" xlink:href="mailto:*@eaDir" text:style-name="Internet_20_link" text:visited-style-name="Visited_20_Internet_20_Link"><text:span text:style-name="Source_20_Text">@eaDir</text:span></text:a><text:span text:style-name="Source_20_Text"><text:span text:style-name="T49">’ </text:span></text:span><text:span text:style-name="Source_20_Text"><text:span text:style-name="T50">| remove-item -</text:span></text:span><text:span text:style-name="Source_20_Text"><text:span text:style-name="T52">Force -Recurse</text:span></text:span><text:span text:style-name="Source_20_Text"><text:span text:style-name="T102"><text:line-break/></text:span></text:span><text:span text:style-name="Source_20_Text"><text:span text:style-name="T114">get-ChildItem -LiteralPath $photo_dir -Recurse </text:span></text:span><text:span text:style-name="Source_20_Text"><text:span text:style-name="T115">-File</text:span></text:span><text:span text:style-name="Source_20_Text"><text:span text:style-name="T114"> | Where-Object FullName -like </text:span></text:span><text:a xlink:type="simple" xlink:href="mailto:*@eaDir" text:style-name="Internet_20_link" text:visited-style-name="Visited_20_Internet_20_Link"><text:span text:style-name="Source_20_Text">*@eaDir</text:span></text:a><text:span text:style-name="Source_20_Text"><text:span text:style-name="T114">*</text:span></text:span><text:span text:style-name="Source_20_Text"><text:span text:style-name="T101"><text:line-break/></text:span></text:span></text:p>
        </text:list-header>
      </text:list>
      <text:h text:style-name="Heading_20_2" text:outline-level="2">Suppression des <text:span text:style-name="T106">fichiers qui ne sont pas des photos ou vidéos</text:span></text:h>
      <text:p text:style-name="P9"><text:span text:style-name="Source_20_Text"><text:span text:style-name="T100">$ext_group = </text:span></text:span><text:span text:style-name="Source_20_Text"><text:span text:style-name="T98">Get-ChildItem -LiteralPath $photo_dir -Recurse -File | Group-Object extension</text:span></text:span></text:p>
      <text:p text:style-name="P9"><text:span text:style-name="Source_20_Text"><text:span text:style-name="T98">$ext_group | Sort-Object -Property Count -Descending| Select-Object Count,Name,@{l='ExifTool_writable';e={IsWritableByExifTool($_.Name)}} | ? ExifTool_writable -eq $False</text:span></text:span></text:p>
      <text:p text:style-name="P8"><text:span text:style-name="Source_20_Text"><text:span text:style-name="T18"><text:line-break/></text:span></text:span><text:span text:style-name="Source_20_Text"><text:span text:style-name="T76">Count Name ExifTool_writable</text:span></text:span></text:p>
      <text:p text:style-name="P8"><text:span text:style-name="Source_20_Text"><text:span text:style-name="T76">----- ---- -----------------</text:span></text:span></text:p>
      <text:p text:style-name="P8"><text:span text:style-name="Source_20_Text"><text:span text:style-name="T76"><text:s text:c="2"/>297 .MTS <text:s text:c="3"/>False </text:span></text:span><text:span text:style-name="Source_20_Text"><text:span text:style-name="T77">⇒ video </text:span></text:span><text:span text:style-name="Source_20_Text"><text:span text:style-name="T78">à convertir en .mp4 avec ffmpeg</text:span></text:span><text:span text:style-name="Source_20_Text"><text:span text:style-name="T77">. </text:span></text:span><text:span text:style-name="Source_20_Text"><text:span text:style-name="T35">DateTimeOriginal</text:span></text:span><text:span text:style-name="Source_20_Text"><text:span text:style-name="T36"> au lieu de CreateDate</text:span></text:span></text:p>
      <text:p text:style-name="P10"><text:span text:style-name="Source_20_Text"><text:span text:style-name="T76"><text:s text:c="3"/>73 .MPG <text:s text:c="3"/>False </text:span></text:span><text:span text:style-name="Source_20_Text"><text:span text:style-name="T77">⇒ video </text:span></text:span><text:span text:style-name="Source_20_Text"><text:span text:style-name="T78">à convertir en .mp4 avec ffmpeg</text:span></text:span><text:span text:style-name="Source_20_Text"><text:span text:style-name="T77">. </text:span></text:span><text:span text:style-name="Source_20_Text"><text:span text:style-name="T79">PAS de date </text:span></text:span><text:span text:style-name="Source_20_Text"><text:span text:style-name="T82">Exif</text:span></text:span></text:p>
      <text:p text:style-name="P11"><text:span text:style-name="Source_20_Text"><text:span text:style-name="T76"><text:s text:c="3"/>18 .avi <text:s text:c="3"/>False </text:span></text:span><text:span text:style-name="Source_20_Text"><text:span text:style-name="T77">⇒ video </text:span></text:span><text:span text:style-name="Source_20_Text"><text:span text:style-name="T78">à convertir en .mp4 avec ffmpeg </text:span></text:span><text:span text:style-name="Source_20_Text"><text:span text:style-name="T80">(audio à convertir)</text:span></text:span><text:span text:style-name="Source_20_Text"><text:span text:style-name="T77">. </text:span></text:span><text:span text:style-name="Source_20_Text"><text:span text:style-name="T79">PAS de </text:span></text:span><text:span text:style-name="Source_20_Text"><text:span text:style-name="T82">date Exif</text:span></text:span></text:p>
      <text:p text:style-name="P12"><text:span text:style-name="Source_20_Text"><text:span text:style-name="T76"><text:s text:c="3"/>17 .bmp <text:s text:c="3"/>False </text:span></text:span><text:span text:style-name="Source_20_Text"><text:span text:style-name="T77">⇒ </text:span></text:span><text:span text:style-name="Source_20_Text"><text:span text:style-name="T81">photo</text:span></text:span><text:span text:style-name="Source_20_Text"><text:span text:style-name="T77"> </text:span></text:span><text:span text:style-name="Source_20_Text"><text:span text:style-name="T78">à convertir</text:span></text:span></text:p>
      <text:p text:style-name="P12"><text:span text:style-name="Source_20_Text"><text:span text:style-name="T76"><text:s text:c="3"/>17 .xcf <text:s text:c="3"/>False </text:span></text:span><text:span text:style-name="Source_20_Text"><text:span text:style-name="T77">⇒ </text:span></text:span><text:span text:style-name="Source_20_Text"><text:span text:style-name="T81">photo</text:span></text:span><text:span text:style-name="Source_20_Text"><text:span text:style-name="T77"> </text:span></text:span><text:span text:style-name="Source_20_Text"><text:span text:style-name="T78">à convertir</text:span></text:span></text:p>
      <text:p text:style-name="P12"><text:span text:style-name="Source_20_Text"><text:span text:style-name="T76"><text:s text:c="4"/>6 .tif <text:s text:c="3"/>False </text:span></text:span><text:span text:style-name="Source_20_Text"><text:span text:style-name="T77">⇒ </text:span></text:span><text:span text:style-name="Source_20_Text"><text:span text:style-name="T81">photo</text:span></text:span><text:span text:style-name="Source_20_Text"><text:span text:style-name="T77"> </text:span></text:span><text:span text:style-name="Source_20_Text"><text:span text:style-name="T78">à convertir</text:span></text:span></text:p>
      <text:p text:style-name="P8"><text:span text:style-name="Source_20_Text"><text:span text:style-name="T76"><text:s text:c="4"/></text:span></text:span><text:span text:style-name="Source_20_Text"><text:span text:style-name="T31">5 .db <text:s text:c="4"/></text:span></text:span><text:span text:style-name="Source_20_Text"><text:span text:style-name="T116">False</text:span></text:span><text:span text:style-name="Source_20_Text"><text:span text:style-name="T31"> </text:span></text:span><text:span text:style-name="Source_20_Text"><text:span text:style-name="T33">⇒ à supprimer </text:span></text:span><text:span text:style-name="Source_20_Text"><text:span text:style-name="T34">car pas photo</text:span></text:span></text:p>
      <text:p text:style-name="P13"><text:span text:style-name="Source_20_Text"><text:span text:style-name="T76"><text:s text:c="4"/>1 </text:span></text:span><text:span text:style-name="Source_20_Text"><text:span text:style-name="T31">.JP_</text:span></text:span><text:span text:style-name="Source_20_Text"><text:span text:style-name="T76"> <text:s text:c="3"/>False </text:span></text:span><text:span text:style-name="Source_20_Text"><text:span text:style-name="T33">⇒ </text:span></text:span><text:span text:style-name="Source_20_Text"><text:span text:style-name="T32">renom</text:span></text:span><text:span text:style-name="Source_20_Text"><text:span text:style-name="T37">m</text:span></text:span><text:span text:style-name="Source_20_Text"><text:span text:style-name="T32">é en </text:span></text:span><text:span text:style-name="Source_20_Text"><text:span text:style-name="T44">P1190018</text:span></text:span><text:span text:style-name="Source_20_Text"><text:span text:style-name="T33">.</text:span></text:span><text:span text:style-name="Source_20_Text"><text:span text:style-name="T32">JPG (</text:span></text:span><text:span text:style-name="Source_20_Text"><text:span text:style-name="T34">supprimer</text:span></text:span><text:span text:style-name="Source_20_Text"><text:span text:style-name="T32"> l’existant </text:span></text:span><text:span text:style-name="Source_20_Text"><text:span text:style-name="T44">P1190018</text:span></text:span><text:span text:style-name="Source_20_Text"><text:span text:style-name="T33">.</text:span></text:span><text:span text:style-name="Source_20_Text"><text:span text:style-name="T32">JPG)</text:span></text:span></text:p>
      <text:p text:style-name="P14"><text:span text:style-name="Source_20_Text"><text:span text:style-name="T76"><text:s text:c="4"/>1 </text:span></text:span><text:span text:style-name="Source_20_Text"><text:span text:style-name="T31">.jbf</text:span></text:span><text:span text:style-name="Source_20_Text"><text:span text:style-name="T30"> </text:span></text:span><text:span text:style-name="Source_20_Text"><text:span text:style-name="T76"><text:s text:c="3"/>False </text:span></text:span><text:span text:style-name="Source_20_Text"><text:span text:style-name="T33">⇒ à supprimer </text:span></text:span><text:span text:style-name="Source_20_Text"><text:span text:style-name="T34">car pas photo</text:span></text:span></text:p>
      <text:p text:style-name="P8"><text:span text:style-name="Source_20_Text"><text:span text:style-name="T75"/></text:span></text:p>
      <text:p text:style-name="P8"><text:span text:style-name="Source_20_Text"><text:span text:style-name="T76">gci -LiteralPath $photo_dir -Recurse -File -include '</text:span></text:span><text:span text:style-name="Source_20_Text"><text:span text:style-name="T31">*.db</text:span></text:span><text:span text:style-name="Source_20_Text"><text:span text:style-name="T76">' | select -ExpandProperty FullName</text:span></text:span></text:p>
      <text:list xml:id="list171254245754587" text:continue-numbering="true" text:style-name="L3">
        <text:list-header>
          <text:p text:style-name="P64"><text:span text:style-name="Source_20_Text"><text:span text:style-name="T103">gci -LiteralPath $photo_dir -Recurse -File -include '</text:span></text:span><text:span text:style-name="Source_20_Text"><text:span text:style-name="T38">*.db</text:span></text:span><text:span text:style-name="Source_20_Text"><text:span text:style-name="T103">' | select -ExpandProperty FullName</text:span></text:span><text:span text:style-name="Source_20_Text"><text:span text:style-name="T38"> </text:span></text:span><text:span text:style-name="Source_20_Text"><text:span text:style-name="T39">| remove-item<text:line-break/></text:span></text:span></text:p>
          <text:p text:style-name="P50"><text:span text:style-name="Source_20_Text"><text:span text:style-name="T109">gci -LiteralPath $photo_dir -Recurse -File -include '</text:span></text:span><text:span text:style-name="Source_20_Text"><text:span text:style-name="T38">*.</text:span></text:span><text:span text:style-name="Source_20_Text"><text:span text:style-name="T41">j</text:span></text:span><text:span text:style-name="Source_20_Text"><text:span text:style-name="T43">p_</text:span></text:span><text:span text:style-name="Source_20_Text"><text:span text:style-name="T38">'</text:span></text:span><text:span text:style-name="Source_20_Text"><text:span text:style-name="T109"> | select -ExpandProperty FullName<text:line-break/></text:span></text:span><text:span text:style-name="Source_20_Text"><text:span text:style-name="T112">⇒ </text:span></text:span><text:span text:style-name="Source_20_Text"><text:span text:style-name="T113">'/home/denis/Documents/photo_sets/nostrucs/photo/2008/2008-04_Batz-sur-mer-2_Loisirsland/</text:span></text:span><text:span text:style-name="Source_20_Text"><text:span text:style-name="T48">P1190018.JP_</text:span></text:span><text:span text:style-name="Source_20_Text"><text:span text:style-name="T113">'</text:span></text:span></text:p>
          <text:p text:style-name="P51"><text:span text:style-name="Source_20_Text"><text:span text:style-name="T45">re</text:span></text:span><text:span text:style-name="Source_20_Text"><text:span text:style-name="T46">move</text:span></text:span><text:span text:style-name="Source_20_Text"><text:span text:style-name="T47">-item</text:span></text:span><text:span text:style-name="Source_20_Text"><text:span text:style-name="T42"> </text:span></text:span><text:span text:style-name="Source_20_Text"><text:span text:style-name="T39">'/home/denis/Documents/photo_sets/nostrucs/photo/2008/2008-04_Batz-sur-mer-2_Loisirsland/P1190018</text:span></text:span><text:span text:style-name="Source_20_Text"><text:span text:style-name="T45">.JP</text:span></text:span><text:span text:style-name="Source_20_Text"><text:span text:style-name="T46">G</text:span></text:span><text:span text:style-name="Source_20_Text"><text:span text:style-name="T39">'</text:span></text:span><text:span text:style-name="Source_20_Text"><text:span text:style-name="T40"><text:line-break/></text:span></text:span><text:span text:style-name="Source_20_Text"><text:span text:style-name="T45">re</text:span></text:span><text:span text:style-name="Source_20_Text"><text:span text:style-name="T47">name-item </text:span></text:span><text:span text:style-name="Source_20_Text"><text:span text:style-name="T39">'/home/denis/Documents/photo_sets/nostrucs/photo/2008/2008-04_Batz-sur-mer-2_Loisirsland/P1190018</text:span></text:span><text:span text:style-name="Source_20_Text"><text:span text:style-name="T45">.JP_</text:span></text:span><text:span text:style-name="Source_20_Text"><text:span text:style-name="T39">' -</text:span></text:span><text:span text:style-name="Source_20_Text"><text:span text:style-name="T42">NewName </text:span></text:span><text:span text:style-name="Source_20_Text"><text:span text:style-name="T39">'P1190018</text:span></text:span><text:span text:style-name="Source_20_Text"><text:span text:style-name="T45">.JP</text:span></text:span><text:span text:style-name="Source_20_Text"><text:span text:style-name="T47">G</text:span></text:span><text:span text:style-name="Source_20_Text"><text:span text:style-name="T45">'</text:span></text:span></text:p>
        </text:list-header>
      </text:list>
      <text:p text:style-name="P16"><text:span text:style-name="Source_20_Text"><text:span text:style-name="T39"><text:line-break/></text:span></text:span><text:span text:style-name="Source_20_Text"><text:span text:style-name="T109">gci -LiteralPath $photo_dir -Recurse -File -include '</text:span></text:span><text:span text:style-name="Source_20_Text"><text:span text:style-name="T110">*.</text:span></text:span><text:span text:style-name="Source_20_Text"><text:span text:style-name="T111">jbf</text:span></text:span><text:span text:style-name="Source_20_Text"><text:span text:style-name="T109">' | select -ExpandProperty FullName</text:span></text:span></text:p>
      <text:list xml:id="list171255990651249" text:continue-numbering="true" text:style-name="L3">
        <text:list-header>
          <text:p text:style-name="P65"><text:span text:style-name="Source_20_Text"><text:span text:style-name="T109">gci -LiteralPath $photo_dir -Recurse -File -include '</text:span></text:span><text:span text:style-name="Source_20_Text"><text:span text:style-name="T110">*.</text:span></text:span><text:span text:style-name="Source_20_Text"><text:span text:style-name="T111">jbf</text:span></text:span><text:span text:style-name="Source_20_Text"><text:span text:style-name="T109">' | select -ExpandProperty FullName</text:span></text:span><text:span text:style-name="Source_20_Text"><text:span text:style-name="T38"> </text:span></text:span><text:span text:style-name="Source_20_Text"><text:span text:style-name="T39">| remove-item<text:line-break/></text:span></text:span></text:p>
        </text:list-header>
      </text:list>
      <text:h text:style-name="P48" text:outline-level="2"><text:soft-page-break/>Modif manuelle des dossiers</text:h>
      <text:p text:style-name="P44">Voir « Principes généraux / 1. Classement  »</text:p>
      <text:p text:style-name="P42"><text:span text:style-name="Source_20_Text"><text:span text:style-name="T62"/></text:span></text:p>
      <text:p text:style-name="P42"><text:span text:style-name="Source_20_Text"><text:span text:style-name="T63">Attention </text:span></text:span><text:span text:style-name="Source_20_Text"><text:span text:style-name="T56">pour nostrucs </text:span></text:span><text:span text:style-name="Source_20_Text"><text:span text:style-name="T57">certaines </text:span></text:span><text:span text:style-name="Source_20_Text"><text:span text:style-name="T58">dates Exif </text:span></text:span><text:span text:style-name="Source_20_Text"><text:span text:style-name="T57">sont fausses</text:span></text:span><text:span text:style-name="Source_20_Text"><text:span text:style-name="T63"> (car modification écrites plus tard) donc à cette étape <text:s/>il vaut mieux garder </text:span></text:span><text:span text:style-name="Source_20_Text"><text:span text:style-name="T59">les </text:span></text:span><text:span text:style-name="Source_20_Text"><text:span text:style-name="T65">dates </text:span></text:span><text:span text:style-name="Source_20_Text"><text:span text:style-name="T66">dans l</text:span></text:span><text:span text:style-name="Source_20_Text"><text:span text:style-name="T65">es </text:span></text:span><text:span text:style-name="Source_20_Text"><text:span text:style-name="T62">noms </text:span></text:span><text:span text:style-name="Source_20_Text"><text:span text:style-name="T64">de dossiers et de fichiers</text:span></text:span><text:span text:style-name="Source_20_Text"><text:span text:style-name="T63">.</text:span></text:span><text:span text:style-name="Source_20_Text"><text:span text:style-name="T148"><text:line-break/></text:span></text:span><text:span text:style-name="Source_20_Text"><text:span text:style-name="T60">Ex : </text:span></text:span><text:span text:style-name="Source_20_Text"><text:span text:style-name="T61">/2005/2005-07 Vacances St Alban/</text:span></text:span><text:span text:style-name="T19"><text:line-break/></text:span></text:p>
      <text:p text:style-name="P45"><text:span text:style-name="T14">A ce stade on peut renommer les fichiers YYYY-HH-MM_hh_mm_SS_&lt;nom_fichier_original&gt;.&lt;extension&gt; pour avoir un ordre d’affichage correcte pour les fichiers, car le hash n’est pas changé (pour le contr</text:span><text:span text:style-name="T171">ôle ultérieur de doublons)</text:span></text:p>
      <text:p text:style-name="P36"><text:span text:style-name="Source_20_Text"><text:span text:style-name="T142"><text:line-break/></text:span></text:span></text:p>
      <text:p text:style-name="P34"><text:span text:style-name="Source_20_Text"><text:span text:style-name="T142"/></text:span></text:p>
      <text:p text:style-name="P35"><text:span text:style-name="Source_20_Text"><text:span text:style-name="T142"/></text:span></text:p>
      <text:p text:style-name="P35"><text:span text:style-name="Source_20_Text"><text:span text:style-name="T142"/></text:span></text:p>
      <text:p text:style-name="P40"><text:line-break/></text:p>
      <text:h text:style-name="P49" text:outline-level="2"><text:span text:style-name="Source_20_Text"><text:span text:style-name="T150">Modification de certaines Dates Exif détectées incorrectes (car modifiées plus tard)</text:span></text:span></text:h>
      <text:p text:style-name="P31"><text:span text:style-name="Source_20_Text"><text:span text:style-name="T74">⇒ Change le Hash !</text:span></text:span></text:p>
      <text:p text:style-name="P23"><text:span text:style-name="Source_20_Text"><text:span text:style-name="T140">Pour les détecter controler les dates exi</text:span></text:span><text:span text:style-name="Source_20_Text"><text:span text:style-name="T145">f</text:span></text:span><text:span text:style-name="Source_20_Text"><text:span text:style-name="T140"> avec les noms des dossiers </text:span></text:span></text:p>
      <text:p text:style-name="P20"><text:span text:style-name="Source_20_Text"><text:span text:style-name="T134">Les photos </text:span></text:span><text:span text:style-name="Source_20_Text"><text:span text:style-name="T135">dans </text:span></text:span><text:span text:style-name="Source_20_Text"><text:span text:style-name="T55">/2005/2005-07 Vacances St Alban/</text:span></text:span><text:span text:style-name="Source_20_Text"><text:span text:style-name="T134"> </text:span></text:span><text:span text:style-name="Source_20_Text"><text:span text:style-name="T144">ont</text:span></text:span><text:span text:style-name="Source_20_Text"><text:span text:style-name="T135"> une mauvaise date (Modifydate car modifiées par logiciel en 2006. </text:span></text:span><text:span text:style-name="Source_20_Text"><text:span text:style-name="T138">2005-07 confirmé par cahier vacances Cath</text:span></text:span><text:span text:style-name="Source_20_Text"><text:span text:style-name="T135">) donc </text:span></text:span><text:span text:style-name="Source_20_Text"><text:span text:style-name="T53">forcer CreateDate </text:span></text:span><text:span text:style-name="Source_20_Text"><text:span text:style-name="T54">et ModifyDate </text:span></text:span><text:span text:style-name="Source_20_Text"><text:span text:style-name="T53">à « 2005-07-03" </text:span></text:span><text:span text:style-name="Source_20_Text"><text:span text:style-name="T135">par ExifTool :<text:line-break/></text:span></text:span><text:span text:style-name="Source_20_Text"><text:span text:style-name="T53">&amp; exiftool -d "%Y-%m-%d %H:%M:%S" -CreateDate="2005-07-03" -</text:span></text:span><text:span text:style-name="Source_20_Text"><text:span text:style-name="T54">ModifyDate</text:span></text:span><text:span text:style-name="Source_20_Text"><text:span text:style-name="T53">Date="2005-07-03" '/home/denis/Documents/photo_sets/nostrucs/photo/2005/2005-07 Vacances St Alban'</text:span></text:span><text:span text:style-name="Source_20_Text"><text:span text:style-name="T135"> <text:line-break/></text:span></text:span><text:span text:style-name="Source_20_Text"><text:span text:style-name="T136">Vérification résultat : <text:line-break/></text:span></text:span><text:span text:style-name="Source_20_Text"><text:span text:style-name="T117">&amp; exiftool -d "%Y-%m-%d %H:%M:%S" -s -*date* --*file* '/home/denis/Documents/photo_sets/nostrucs/photo/2005/2005-07 Vacances St Alban'<text:line-break/></text:span></text:span><text:span text:style-name="Source_20_Text"><text:span text:style-name="T118">Suppression des originaux : <text:line-break/></text:span></text:span><text:span text:style-name="Source_20_Text"><text:span text:style-name="T147">ri '/home/denis/Documents/photo_sets/nostrucs/photo/2005/2005-07 Vacances St Alban/*_original' </text:span></text:span><text:span text:style-name="Source_20_Text"><text:span text:style-name="T118"><text:line-break/></text:span></text:span><text:span text:style-name="Source_20_Text"><text:span text:style-name="T134"><text:line-break/></text:span></text:span></text:p>
      <text:list xml:id="list171254653386909" text:continue-numbering="true" text:style-name="L3">
        <text:list-header>
          <text:p text:style-name="P63"><text:span text:style-name="Source_20_Text"><text:span text:style-name="T27"/></text:span></text:p>
        </text:list-header>
      </text:list>
      <text:p text:style-name="P8"><text:span text:style-name="Source_20_Text"><text:span text:style-name="T76"/></text:span></text:p>
      <text:p text:style-name="P6"><text:span text:style-name="Source_20_Text"/></text:p>
      <text:p text:style-name="P6"><text:span text:style-name="Source_20_Text"/></text:p>
      <text:p text:style-name="P2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officeooo:rsid="0007c2c2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7:12.078046626</meta:creation-date>
    <dc:title>Readme_template</dc:title>
    <meta:editing-duration>P1DT7H14M33S</meta:editing-duration>
    <meta:editing-cycles>75</meta:editing-cycles>
    <meta:generator>LibreOffice/7.3.7.2$Linux_X86_64 LibreOffice_project/30$Build-2</meta:generator>
    <dc:date>2025-04-23T17:12:54.028580914</dc:date>
    <meta:document-statistic meta:table-count="0" meta:image-count="0" meta:object-count="0" meta:page-count="3" meta:paragraph-count="67" meta:word-count="955" meta:character-count="7051" meta:non-whitespace-character-count="6039"/>
    <meta:template xlink:type="simple" xlink:actuate="onRequest" xlink:title="Readme_template" xlink:href="../../../Templates/Readme_template.ott" meta:date="2025-02-12T13:57:11.139054034"/>
  </office:meta>
</office:document-meta>
</file>